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ed6da" officeooo:paragraph-rsid="001ed6da"/>
    </style:style>
    <style:style style:name="P2" style:family="paragraph" style:parent-style-name="Standard" style:list-style-name="L1">
      <style:text-properties officeooo:paragraph-rsid="002273f7"/>
    </style:style>
    <style:style style:name="P3" style:family="paragraph" style:parent-style-name="Standard" style:list-style-name="L3">
      <style:text-properties officeooo:paragraph-rsid="0039625f"/>
    </style:style>
    <style:style style:name="P4" style:family="paragraph" style:parent-style-name="Standard" style:list-style-name="L3">
      <style:text-properties officeooo:paragraph-rsid="0041310b"/>
    </style:style>
    <style:style style:name="P5" style:family="paragraph" style:parent-style-name="Standard" style:list-style-name="L3">
      <style:text-properties fo:font-size="12pt" fo:font-weight="normal" officeooo:paragraph-rsid="00304c55" style:font-weight-asian="normal" style:font-weight-complex="normal"/>
    </style:style>
    <style:style style:name="P6" style:family="paragraph" style:parent-style-name="Standard" style:list-style-name="L3">
      <style:text-properties fo:font-size="12pt" fo:font-weight="normal" officeooo:rsid="003570fd" officeooo:paragraph-rsid="003570fd" style:font-weight-asian="normal" style:font-weight-complex="normal"/>
    </style:style>
    <style:style style:name="P7" style:family="paragraph" style:parent-style-name="Standard" style:list-style-name="L3">
      <style:text-properties fo:font-size="12pt" fo:font-weight="normal" officeooo:rsid="003570fd" officeooo:paragraph-rsid="004b5154" style:font-weight-asian="normal" style:font-weight-complex="normal"/>
    </style:style>
    <style:style style:name="P8" style:family="paragraph" style:parent-style-name="Standard" style:list-style-name="L3">
      <style:text-properties fo:font-size="12pt" fo:font-weight="normal" officeooo:rsid="003570fd" officeooo:paragraph-rsid="00577922" style:font-weight-asian="normal" style:font-weight-complex="normal"/>
    </style:style>
    <style:style style:name="P9" style:family="paragraph" style:parent-style-name="Standard">
      <style:text-properties fo:font-size="12pt" fo:font-weight="normal" officeooo:rsid="003570fd" officeooo:paragraph-rsid="003570fd" style:font-weight-asian="normal" style:font-weight-complex="normal"/>
    </style:style>
    <style:style style:name="P10" style:family="paragraph" style:parent-style-name="Standard" style:list-style-name="L3">
      <style:text-properties fo:font-size="12pt" fo:font-weight="normal" officeooo:rsid="004eb165" officeooo:paragraph-rsid="004eb165" style:font-weight-asian="normal" style:font-weight-complex="normal"/>
    </style:style>
    <style:style style:name="P11" style:family="paragraph" style:parent-style-name="Standard" style:list-style-name="L3">
      <style:text-properties fo:font-size="12pt" fo:font-weight="normal" officeooo:rsid="004eb165" officeooo:paragraph-rsid="004ecdde" style:font-weight-asian="normal" style:font-weight-complex="normal"/>
    </style:style>
    <style:style style:name="P12" style:family="paragraph" style:parent-style-name="Standard">
      <style:text-properties officeooo:paragraph-rsid="0039625f"/>
    </style:style>
    <style:style style:name="P13" style:family="paragraph" style:parent-style-name="Standard" style:list-style-name="L3">
      <style:text-properties fo:color="#000000" officeooo:paragraph-rsid="0041310b"/>
    </style:style>
    <style:style style:name="P14" style:family="paragraph" style:parent-style-name="Standard" style:list-style-name="L3">
      <style:text-properties fo:color="#000000" fo:font-size="12pt" fo:font-weight="normal" officeooo:rsid="003570fd" officeooo:paragraph-rsid="0041310b" style:font-weight-asian="normal" style:font-weight-complex="normal"/>
    </style:style>
    <style:style style:name="P15" style:family="paragraph" style:parent-style-name="Standard" style:list-style-name="L3">
      <style:text-properties fo:color="#000000" fo:font-size="12pt" fo:font-weight="normal" officeooo:rsid="003570fd" officeooo:paragraph-rsid="004b5154" style:font-weight-asian="normal" style:font-weight-complex="normal"/>
    </style:style>
    <style:style style:name="P16" style:family="paragraph" style:parent-style-name="Standard" style:list-style-name="L3">
      <style:text-properties fo:color="#000000" fo:font-size="12pt" fo:font-weight="normal" officeooo:rsid="003570fd" officeooo:paragraph-rsid="00577922" style:font-weight-asian="normal" style:font-weight-complex="normal"/>
    </style:style>
    <style:style style:name="P17" style:family="paragraph" style:parent-style-name="Standard" style:list-style-name="L3">
      <style:text-properties fo:color="#000000" fo:font-size="12pt" fo:font-weight="normal" officeooo:rsid="003570fd" officeooo:paragraph-rsid="0057c827" style:font-weight-asian="normal" style:font-weight-complex="normal"/>
    </style:style>
    <style:style style:name="P18" style:family="paragraph" style:parent-style-name="Standard" style:list-style-name="L1">
      <style:text-properties fo:color="#000000" fo:font-size="12pt" fo:font-weight="normal" officeooo:rsid="005cd98a" officeooo:paragraph-rsid="005ff5c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5cd98a" officeooo:paragraph-rsid="005e432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5cd98a" officeooo:paragraph-rsid="005e4322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5cd98a" officeooo:paragraph-rsid="00602714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5cd98a" officeooo:paragraph-rsid="0062151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5cd98a" officeooo:paragraph-rsid="006448a3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5cd98a" officeooo:paragraph-rsid="0064e5d9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5cd98a" officeooo:paragraph-rsid="006a9439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text-properties officeooo:rsid="00482eb3" officeooo:paragraph-rsid="00482eb3"/>
    </style:style>
    <style:style style:name="P27" style:family="paragraph" style:parent-style-name="Standard" style:list-style-name="L1">
      <style:text-properties officeooo:rsid="005b6bb5" officeooo:paragraph-rsid="005b6bb5"/>
    </style:style>
    <style:style style:name="P2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6329a" officeooo:paragraph-rsid="0026329a"/>
    </style:style>
    <style:style style:name="P2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26329a"/>
    </style:style>
    <style:style style:name="P30" style:family="paragraph" style:parent-style-name="Preformatted_20_Text">
      <style:text-properties fo:font-size="10pt" officeooo:paragraph-rsid="0040f6af" style:font-size-asian="10pt" style:font-size-complex="10pt"/>
    </style:style>
    <style:style style:name="P31" style:family="paragraph" style:parent-style-name="Preformatted_20_Text">
      <style:text-properties fo:color="#ed1c24" fo:font-size="10pt" style:font-size-asian="10pt" style:font-size-complex="10pt"/>
    </style:style>
    <style:style style:name="P32" style:family="paragraph" style:parent-style-name="Preformatted_20_Text">
      <style:text-properties fo:color="#000000" fo:font-size="10pt" style:font-size-asian="10pt" style:font-size-complex="10pt"/>
    </style:style>
    <style:style style:name="P33" style:family="paragraph" style:parent-style-name="Preformatted_20_Text">
      <style:text-properties fo:color="#000000" fo:font-size="10pt" officeooo:paragraph-rsid="004b5154" style:font-size-asian="10pt" style:font-size-complex="10pt"/>
    </style:style>
    <style:style style:name="P34" style:family="paragraph" style:parent-style-name="Preformatted_20_Text">
      <style:text-properties fo:color="#000000" fo:font-size="10pt" officeooo:paragraph-rsid="00577922" style:font-size-asian="10pt" style:font-size-complex="10pt"/>
    </style:style>
    <style:style style:name="P3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3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0pt"/>
    </style:style>
    <style:style style:name="P3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0pt" style:font-size-asian="10pt" style:font-size-complex="10pt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10pt" style:font-size-asian="10pt" style:font-size-complex="10pt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ed1c24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P43" style:family="paragraph" style:parent-style-name="Preformatted_20_Text">
      <style:paragraph-properties fo:margin-top="0in" fo:margin-bottom="0in" loext:contextual-spacing="false"/>
      <style:text-properties fo:color="#ed1c24" officeooo:paragraph-rsid="00577922"/>
    </style:style>
    <style:style style:name="P44" style:family="paragraph" style:parent-style-name="Preformatted_20_Text">
      <style:paragraph-properties fo:margin-top="0in" fo:margin-bottom="0in" loext:contextual-spacing="false"/>
      <style:text-properties officeooo:paragraph-rsid="0057792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55ff"/>
    </style:style>
    <style:style style:name="T3" style:family="text">
      <style:text-properties fo:color="#ff55ff" fo:font-size="12pt" fo:font-weight="normal" officeooo:rsid="0039625f" fo:background-color="#fff200" loext:char-shading-value="0" style:font-size-asian="14pt" style:font-weight-asian="normal" style:font-size-complex="14pt" style:font-weight-complex="normal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 style:font-size-asian="14pt" style:font-size-complex="14pt"/>
    </style:style>
    <style:style style:name="T6" style:family="text">
      <style:text-properties fo:background-color="#fff200" loext:char-shading-value="0" style:font-size-asian="14pt" style:font-size-complex="14pt"/>
    </style:style>
    <style:style style:name="T7" style:family="text">
      <style:text-properties officeooo:rsid="005ff5c8" fo:background-color="#fff200" loext:char-shading-value="0" style:font-size-asian="14pt" style:font-size-complex="14pt"/>
    </style:style>
    <style:style style:name="T8" style:family="text">
      <style:text-properties officeooo:rsid="005ff5c8" fo:background-color="#fff200" loext:char-shading-value="0" style:font-size-asian="14pt" style:font-size-complex="14pt"/>
    </style:style>
    <style:style style:name="T9" style:family="text">
      <style:text-properties officeooo:rsid="00600a93" fo:background-color="#fff200" loext:char-shading-value="0" style:font-size-asian="14pt" style:font-size-complex="14pt"/>
    </style:style>
    <style:style style:name="T10" style:family="text">
      <style:text-properties officeooo:rsid="00602714" fo:background-color="#fff200" loext:char-shading-value="0" style:font-size-asian="14pt" style:font-size-complex="14pt"/>
    </style:style>
    <style:style style:name="T11" style:family="text">
      <style:text-properties officeooo:rsid="00602714" fo:background-color="#fff200" loext:char-shading-value="0" style:font-size-asian="14pt" style:font-size-complex="14pt"/>
    </style:style>
    <style:style style:name="T12" style:family="text">
      <style:text-properties officeooo:rsid="006411ef" fo:background-color="#fff200" loext:char-shading-value="0" style:font-size-asian="14pt" style:font-size-complex="14pt"/>
    </style:style>
    <style:style style:name="T13" style:family="text">
      <style:text-properties officeooo:rsid="006448a3" fo:background-color="#fff200" loext:char-shading-value="0" style:font-size-asian="14pt" style:font-size-complex="14pt"/>
    </style:style>
    <style:style style:name="T14" style:family="text">
      <style:text-properties officeooo:rsid="0064e5d9" fo:background-color="#fff200" loext:char-shading-value="0" style:font-size-asian="14pt" style:font-size-complex="14pt"/>
    </style:style>
    <style:style style:name="T15" style:family="text">
      <style:text-properties fo:color="#000000"/>
    </style:style>
    <style:style style:name="T16" style:family="text">
      <style:text-properties fo:color="#000000" fo:background-color="#fff200" loext:char-shading-value="0" style:font-size-asian="14pt" style:font-size-complex="14pt"/>
    </style:style>
    <style:style style:name="T17" style:family="text">
      <style:text-properties fo:color="#000000" officeooo:rsid="00483413" fo:background-color="#fff200" loext:char-shading-value="0" style:font-size-asian="14pt" style:font-size-complex="14pt"/>
    </style:style>
    <style:style style:name="T18" style:family="text">
      <style:text-properties fo:color="#000000" officeooo:rsid="004ecdde" fo:background-color="#fff200" loext:char-shading-value="0" style:font-size-asian="14pt" style:font-size-complex="14pt"/>
    </style:style>
    <style:style style:name="T19" style:family="text">
      <style:text-properties fo:color="#000000" officeooo:rsid="0049d4a0"/>
    </style:style>
    <style:style style:name="T20" style:family="text">
      <style:text-properties fo:color="#000000" style:font-size-asian="10pt" style:font-size-complex="10pt"/>
    </style:style>
    <style:style style:name="T21" style:family="text">
      <style:text-properties fo:color="#c0c0c0"/>
    </style:style>
    <style:style style:name="T22" style:family="text">
      <style:text-properties style:font-size-asian="14pt" style:font-size-complex="14pt"/>
    </style:style>
    <style:style style:name="T23" style:family="text">
      <style:text-properties officeooo:rsid="00304c55" style:font-size-asian="14pt" style:font-size-complex="14pt"/>
    </style:style>
    <style:style style:name="T24" style:family="text">
      <style:text-properties officeooo:rsid="00393851" style:font-size-asian="14pt" style:font-size-complex="14pt"/>
    </style:style>
    <style:style style:name="T25" style:family="text">
      <style:text-properties officeooo:rsid="003e0caf" style:font-size-asian="14pt" style:font-size-complex="14pt"/>
    </style:style>
    <style:style style:name="T26" style:family="text">
      <style:text-properties officeooo:rsid="0040f6af" style:font-size-asian="14pt" style:font-size-complex="14pt"/>
    </style:style>
    <style:style style:name="T27" style:family="text">
      <style:text-properties officeooo:rsid="00483413" style:font-size-asian="14pt" style:font-size-complex="14pt"/>
    </style:style>
    <style:style style:name="T28" style:family="text">
      <style:text-properties officeooo:rsid="005ff5c8" style:font-size-asian="14pt" style:font-size-complex="14pt"/>
    </style:style>
    <style:style style:name="T29" style:family="text">
      <style:text-properties officeooo:rsid="005ff5c8" style:font-size-asian="14pt" style:font-size-complex="14pt" fo:background-color="#ffffff"/>
    </style:style>
    <style:style style:name="T30" style:family="text">
      <style:text-properties officeooo:rsid="00600a93" style:font-size-asian="14pt" style:font-size-complex="14pt"/>
    </style:style>
    <style:style style:name="T31" style:family="text">
      <style:text-properties officeooo:rsid="00602714" style:font-size-asian="14pt" style:font-size-complex="14pt"/>
    </style:style>
    <style:style style:name="T32" style:family="text">
      <style:text-properties officeooo:rsid="006295f1" style:font-size-asian="14pt" style:font-size-complex="14pt"/>
    </style:style>
    <style:style style:name="T33" style:family="text">
      <style:text-properties officeooo:rsid="0064e5d9" style:font-size-asian="14pt" style:font-size-complex="14pt"/>
    </style:style>
    <style:style style:name="T34" style:family="text">
      <style:text-properties officeooo:rsid="006a9439" style:font-size-asian="14pt" style:font-size-complex="14pt"/>
    </style:style>
    <style:style style:name="T35" style:family="text">
      <style:text-properties fo:font-size="12pt" fo:font-weight="normal" officeooo:rsid="00304c55" style:font-size-asian="14pt" style:font-weight-asian="normal" style:font-size-complex="14pt" style:font-weight-complex="normal"/>
    </style:style>
    <style:style style:name="T36" style:family="text">
      <style:text-properties fo:font-size="12pt" fo:font-weight="normal" officeooo:rsid="0039625f" style:font-size-asian="14pt" style:font-weight-asian="normal" style:font-size-complex="14pt" style:font-weight-complex="normal"/>
    </style:style>
    <style:style style:name="T37" style:family="text">
      <style:text-properties fo:font-size="12pt" fo:font-weight="normal" officeooo:rsid="003e0caf" style:font-size-asian="14pt" style:font-weight-asian="normal" style:font-size-complex="14pt" style:font-weight-complex="normal"/>
    </style:style>
    <style:style style:name="T38" style:family="text">
      <style:text-properties fo:font-size="12pt" fo:font-weight="normal" officeooo:rsid="003e0caf" style:font-weight-asian="normal" style:font-weight-complex="normal"/>
    </style:style>
    <style:style style:name="T39" style:family="text">
      <style:text-properties fo:font-size="12pt" fo:font-weight="normal" officeooo:rsid="0040f6af" style:font-weight-asian="normal" style:font-weight-complex="normal"/>
    </style:style>
    <style:style style:name="T40" style:family="text">
      <style:text-properties fo:font-size="12pt" fo:font-weight="normal" officeooo:rsid="003e0caf" fo:background-color="transparent" loext:char-shading-value="0" style:font-size-asian="14pt" style:font-weight-asian="normal" style:font-size-complex="14pt" style:font-weight-complex="normal"/>
    </style:style>
    <style:style style:name="T41" style:family="text">
      <style:text-properties officeooo:rsid="003e0caf" fo:background-color="transparent" loext:char-shading-value="0" style:font-size-asian="14pt" style:font-size-complex="14pt"/>
    </style:style>
    <style:style style:name="T42" style:family="text">
      <style:text-properties officeooo:rsid="0041310b" fo:background-color="transparent" loext:char-shading-value="0" style:font-size-asian="14pt" style:font-size-complex="14pt"/>
    </style:style>
    <style:style style:name="T43" style:family="text">
      <style:text-properties officeooo:rsid="004b5154" fo:background-color="transparent" loext:char-shading-value="0" style:font-size-asian="14pt" style:font-size-complex="14pt"/>
    </style:style>
    <style:style style:name="T44" style:family="text">
      <style:text-properties officeooo:rsid="0057c827" fo:background-color="transparent" loext:char-shading-value="0" style:font-size-asian="14pt" style:font-size-complex="14pt"/>
    </style:style>
    <style:style style:name="T45" style:family="text">
      <style:text-properties officeooo:rsid="00602714" fo:background-color="transparent" loext:char-shading-value="0" style:font-size-asian="14pt" style:font-size-complex="14pt"/>
    </style:style>
    <style:style style:name="T46" style:family="text">
      <style:text-properties officeooo:rsid="006a9439" fo:background-color="transparent" loext:char-shading-value="0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6420098" text:style-name="L1">
        <text:list-item>
          <text:p text:style-name="P27"><text:span text:style-name="T1">Subscribe</text:span></text:p>
          <text:p text:style-name="P18">Thruster: </text:p>
          <text:p text:style-name="P18"><text:s text:c="4"/>Topic Name: <text:span text:style-name="T6">my_auv2000_actuators/</text:span><text:span text:style-name="T12">thruster</text:span><text:span text:style-name="T6">/</text:span><text:span text:style-name="T8">set_speed </text:span><text:span text:style-name="T45">(</text:span><text:span text:style-name="T46">msg type: </text:span><text:span text:style-name="T45">float64)</text:span></text:p>
        </text:list-item>
      </text:list>
      <text:p text:style-name="P19"><text:span text:style-name="T8"/></text:p>
      <text:p text:style-name="P20"><text:span text:style-name="T28"><text:tab/></text:span><text:span text:style-name="T30">Mass-Shifter: </text:span></text:p>
      <text:p text:style-name="P25"><text:span text:style-name="T30"><text:s/><text:tab/></text:span><text:span text:style-name="T28"> <text:s text:c="4"/></text:span><text:span text:style-name="T30">T</text:span>opic Name: <text:span text:style-name="T5">my_auv2000_actuators/</text:span><text:span text:style-name="T13">mass_shifter</text:span><text:span text:style-name="T5">/</text:span><text:span text:style-name="T7">set_</text:span><text:span text:style-name="T9">position </text:span><text:span text:style-name="T31">(</text:span><text:span text:style-name="T34">msg type: </text:span><text:span text:style-name="T31">float64)</text:span></text:p>
      <text:p text:style-name="P21"><text:span text:style-name="T31"/></text:p>
      <text:p text:style-name="P22"><text:span text:style-name="T30"><text:tab/></text:span><text:span text:style-name="T32">Pisto</text:span><text:span text:style-name="T33">n</text:span><text:span text:style-name="T30">: </text:span></text:p>
      <text:p text:style-name="P25"><text:span text:style-name="T30"><text:s/><text:tab/></text:span><text:span text:style-name="T28"> <text:s text:c="4"/></text:span><text:span text:style-name="T30">T</text:span><text:span text:style-name="T31">opic Name: </text:span><text:span text:style-name="T10">my_auv2000_</text:span><text:span text:style-name="T5">actuators</text:span><text:span text:style-name="T10">/</text:span><text:span text:style-name="T14">piston/</text:span><text:span text:style-name="T7">set_</text:span><text:span text:style-name="T9">position </text:span><text:span text:style-name="T31">(</text:span><text:span text:style-name="T34">msg type: </text:span><text:span text:style-name="T31">float64)</text:span></text:p>
      <text:p text:style-name="P23"><text:span text:style-name="T31"/></text:p>
      <text:p text:style-name="P24"><text:span text:style-name="T32"><text:tab/></text:span><text:span text:style-name="T33">Rudder</text:span><text:span text:style-name="T30">: </text:span></text:p>
      <text:p text:style-name="P25"><text:span text:style-name="T30"><text:s/><text:tab/></text:span><text:span text:style-name="T28"> <text:s text:c="4"/></text:span><text:span text:style-name="T30">T</text:span><text:span text:style-name="T31">opic Name: </text:span><text:span text:style-name="T10">my_auv2000_actuators/rudder</text:span><text:span text:style-name="T14">/</text:span><text:span text:style-name="T7">set_angle</text:span><text:span text:style-name="T9"> </text:span><text:span text:style-name="T31">(</text:span><text:span text:style-name="T34">msg type: </text:span><text:span text:style-name="T31">float64)</text:span></text:p>
      <text:p text:style-name="P24"><text:span text:style-name="T31"/></text:p>
      <text:list xml:id="list183060244109397" text:continue-numbering="true" text:style-name="L1">
        <text:list-item>
          <text:p text:style-name="P26"><text:span text:style-name="T1">Publish Data</text:span></text:p>
        </text:list-item>
      </text:list>
      <text:list xml:id="list1111057800" text:style-name="L3">
        <text:list-item>
          <text:p text:style-name="P5"><text:span text:style-name="T24">GPS/</text:span><text:span text:style-name="T23">DVL/INS:</text:span></text:p>
          <text:p text:style-name="P3"><text:span text:style-name="T35">Topic </text:span><text:span text:style-name="T36">Name: </text:span><text:span text:style-name="T16">my_auv2000_sensors/gps_dvl_ins_data</text:span></text:p>
        </text:list-item>
      </text:list>
      <text:p text:style-name="P12"><text:span text:style-name="T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8">Header<text:span text:style-name="T21"> </text:span>header</text:p>
            <text:p text:style-name="P38">uint32<text:span text:style-name="T21"> </text:span>sample_count</text:p>
            <text:p text:style-name="P41">float32 ekf_roll</text:p>
            <text:p text:style-name="P41">float32 ekf_pitch</text:p>
            <text:p text:style-name="P41">float32 ekf_yaw</text:p>
            <text:p text:style-name="P41">float64 ekf_lat</text:p>
            <text:p text:style-name="P41">float64 ekf_lon</text:p>
            <text:p text:style-name="P41">float32 ekf_alt</text:p>
            <text:p text:style-name="P38">float32<text:span text:style-name="T21"> </text:span>ekf_vN</text:p>
            <text:p text:style-name="P38">float32<text:span text:style-name="T21"> </text:span>ekf_vE</text:p>
            <text:p text:style-name="P38">float32<text:span text:style-name="T21"> </text:span>ekf_vD</text:p>
            <text:p text:style-name="P41">float32 ekf_vX</text:p>
            <text:p text:style-name="P41">float32 ekf_vY</text:p>
            <text:p text:style-name="P41">float32 ekf_vZ</text:p>
            <text:p text:style-name="P41">float32 rad_gyro_X</text:p>
            <text:p text:style-name="P41">float32 rad_gyro_Y</text:p>
            <text:p text:style-name="P41">float32 rad_gyro_Z</text:p>
            <text:p text:style-name="P41">#float32 angular_acc_X</text:p>
            <text:p text:style-name="P41">#float32 angular_acc_Y</text:p>
            <text:p text:style-name="P41">#float32 angular_acc_Z</text:p>
            <text:p text:style-name="P39">#uint16 alt_DVL</text:p>
            <text:p text:style-name="P39">#uint8[] dvl_error_code</text:p>
            <text:p text:style-name="P39">#uint8 flag_to_check</text:p>
            <text:p text:style-name="P38">float32<text:span text:style-name="T21"> </text:span>imu_deg_gyro_X</text:p>
            <text:p text:style-name="P38">float32<text:span text:style-name="T21"> </text:span>imu_deg_gyro_Y</text:p>
            <text:p text:style-name="P38">float32<text:span text:style-name="T21"> </text:span>imu_deg_gyro_Z</text:p>
            <text:p text:style-name="P38">float32<text:span text:style-name="T21"> </text:span>imu_mag_X</text:p>
            <text:p text:style-name="P38">float32<text:span text:style-name="T21"> </text:span>imu_mag_Y</text:p>
            <text:p text:style-name="P38">float32<text:span text:style-name="T21"> </text:span>imu_mag_Z</text:p>
            <text:p text:style-name="P41">float32 imu_acc_X</text:p>
            <text:p text:style-name="P41">float32 imu_acc_Y</text:p>
            <text:p text:style-name="P41">float32 imu_acc_Z</text:p>
            <text:p text:style-name="P39">#int32 gps_lat</text:p>
            <text:p text:style-name="P39">#int32 gps_lon</text:p>
            <text:p text:style-name="P39">#float32 gps_alt</text:p>
            <text:p text:style-name="P39">#float32 gps_vN</text:p>
            <text:p text:style-name="P39">#float32 gps_vE</text:p>
            <text:p text:style-name="P39">#float32 gps_vD</text:p>
            <text:p text:style-name="P39">#float32 dvl_vX</text:p>
            <text:p text:style-name="P39">#float32 dvl_vY</text:p>
            <text:p text:style-name="P35">#float32 dvl_vZ</text:p>
          </table:table-cell>
        </table:table-row>
      </table:table>
      <text:p text:style-name="P12"><text:soft-page-break/><text:span text:style-name="T3"/></text:p>
      <text:list xml:id="list183060583002874" text:continue-numbering="true" text:style-name="L3">
        <text:list-item>
          <text:p text:style-name="P10"><text:span text:style-name="T27">Board ARM1</text:span></text:p>
          <text:p text:style-name="P11"><text:span text:style-name="T25">Topic Name: </text:span><text:span text:style-name="T17">my_auv2000_actuators/arm</text:span><text:span text:style-name="T18">1</text:span></text:p>
          <text:p text:style-name="P11"><text:span text:style-name="T18"/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32">Header header</text:p>
            <text:p text:style-name="P40">motor_stamped pistol_status</text:p>
            <text:p text:style-name="P40">motor_stamped mass_shifter_status</text:p>
            <text:p text:style-name="P40">bms_stamped bms_status</text:p>
            <text:p text:style-name="P40">altimeter_stamped altimeter_status</text:p>
            <text:p text:style-name="P36"><text:span text:style-name="T20">anti_rolling_stamped roll_motor_status</text:span></text:p>
          </table:table-cell>
        </table:table-row>
      </table:table>
      <text:list xml:id="list183061230977208" text:continue-numbering="true" text:style-name="L3">
        <text:list-header>
          <text:p text:style-name="P17"><text:span text:style-name="T41">- </text:span><text:span text:style-name="T44">motor</text:span><text:span text:style-name="T43">_stamped</text:span><text:span text:style-name="T25">.</text:span><text:span text:style-name="T26">msg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1">float32 position</text:p>
            <text:p text:style-name="P42">float32<text:span text:style-name="T21"> </text:span>motor_duty</text:p>
            <text:p text:style-name="P42">float32<text:span text:style-name="T21"> </text:span>motor_temp_on_chip</text:p>
            <text:p text:style-name="P42">float32<text:span text:style-name="T21"> </text:span>motor_temp_ambient</text:p>
            <text:p text:style-name="P42">float32<text:span text:style-name="T21"> </text:span>motor_current</text:p>
            <text:p text:style-name="P42">float32<text:span text:style-name="T21"> </text:span>motor_rspeed</text:p>
            <text:p text:style-name="P37">float32<text:span text:style-name="T21"> </text:span>motor_dspeed</text:p>
          </table:table-cell>
        </table:table-row>
      </table:table>
      <text:list xml:id="list183060127612098" text:continue-numbering="true" text:style-name="L3">
        <text:list-header>
          <text:p text:style-name="P16"><text:span text:style-name="T41"/></text:p>
          <text:p text:style-name="P16"><text:span text:style-name="T41">- </text:span><text:span text:style-name="T42">anti_</text:span><text:span text:style-name="T43">rolling_stamped</text:span><text:span text:style-name="T25">.</text:span><text:span text:style-name="T26">msg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4">float32 kp</text:p>
            <text:p text:style-name="P44">float32<text:span text:style-name="T21"> </text:span>ki</text:p>
            <text:p text:style-name="P44">float32<text:span text:style-name="T21"> </text:span>kd</text:p>
            <text:p text:style-name="P43">float32 angle</text:p>
          </table:table-cell>
        </table:table-row>
      </table:table>
      <text:list xml:id="list183060482590030" text:continue-numbering="true" text:style-name="L3">
        <text:list-header>
          <text:p text:style-name="P8"><text:span text:style-name="T18"/></text:p>
        </text:list-header>
        <text:list-item>
          <text:p text:style-name="P6"><text:span text:style-name="T27">Board ARM2</text:span><text:span text:style-name="T22"> </text:span></text:p>
          <text:p text:style-name="P6"><text:span text:style-name="T22"/></text:p>
          <text:p text:style-name="P4"><text:span text:style-name="T37">Topic Name: </text:span><text:span text:style-name="T16">my_auv2000_actuators/arm2</text:span></text:p>
          <text:p text:style-name="P4"><text:span text:style-name="T16"/></text:p>
          <text:p text:style-name="P13"><text:span text:style-name="T40">- </text:span><text:span text:style-name="T38">board_arm2_stamped.</text:span><text:span text:style-name="T39">msg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0">Header<text:span text:style-name="T21"> </text:span>header</text:p>
            <text:p text:style-name="P40">mx28_stamped mx28_status</text:p>
            <text:p text:style-name="P40">bms_stamped bms_status</text:p>
            <text:p text:style-name="P42"><text:span text:style-name="T15">keller_pa3_stamped pressure_status</text:span></text:p>
            <text:p text:style-name="P42"><text:span text:style-name="T15">anti_</text:span><text:span text:style-name="T19">rolling_stamped roll_motor_status</text:span></text:p>
          </table:table-cell>
        </table:table-row>
      </table:table>
      <text:p text:style-name="P9"><text:span text:style-name="T22"/></text:p>
      <text:list xml:id="list183059800323604" text:continue-numbering="true" text:style-name="L3">
        <text:list-header>
          <text:p text:style-name="P14"><text:span text:style-name="T41">- </text:span><text:span text:style-name="T42">keller_pa3_stamped</text:span><text:span text:style-name="T25">.</text:span><text:span text:style-name="T26">msg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1">float32 pressure</text:p>
            <text:p text:style-name="P42">float32<text:span text:style-name="T21"> </text:span>temperature</text:p>
          </table:table-cell>
        </table:table-row>
      </table:table>
      <text:p text:style-name="P9"><text:span text:style-name="T22"/></text:p>
      <text:list xml:id="list183059444462453" text:continue-numbering="true" text:style-name="L3">
        <text:list-header>
          <text:p text:style-name="P15"><text:span text:style-name="T41">- </text:span><text:span text:style-name="T42">anti_</text:span><text:span text:style-name="T43">rolling_stamped</text:span><text:span text:style-name="T25">.</text:span><text:span text:style-name="T26">msg</text:span></text:p>
        </text:list-header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3">float32 kp</text:p>
            <text:p text:style-name="P38">float32<text:span text:style-name="T21"> </text:span>ki</text:p>
            <text:p text:style-name="P38">float32<text:span text:style-name="T21"> </text:span>kd</text:p>
            <text:p text:style-name="P41">float32 angle</text:p>
          </table:table-cell>
        </table:table-row>
      </table:table>
      <text:list xml:id="list183061158459225" text:continue-numbering="true" text:style-name="L3">
        <text:list-header>
          <text:p text:style-name="P7"><text:span text:style-name="T22"/></text:p>
          <text:p text:style-name="P6"><text:span text:style-name="T22"/></text:p>
        </text:list-header>
      </text:list>
      <text:list xml:id="list183059902598405" text:continue-list="list183060244109397" text:style-name="L1">
        <text:list-header>
          <text:p text:style-name="P2"/>
        </text:list-header>
      </text:list>
      <text:p text:style-name="P29"/>
      <text:p text:style-name="P28"><text:span text:style-name="T2"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5:24:35.950536940</meta:creation-date>
    <meta:generator>LibreOffice/6.0.7.3$Linux_X86_64 LibreOffice_project/00m0$Build-3</meta:generator>
    <dc:date>2021-03-24T18:30:58.881668421</dc:date>
    <meta:editing-duration>PT2H55M40S</meta:editing-duration>
    <meta:editing-cycles>68</meta:editing-cycles>
    <meta:document-statistic meta:table-count="7" meta:image-count="0" meta:object-count="0" meta:page-count="2" meta:paragraph-count="91" meta:word-count="198" meta:character-count="1918" meta:non-whitespace-character-count="1781"/>
  </office:meta>
</office:document-meta>
</file>